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ützliche Funktionen</text:h>
      <text:p text:style-name="Standard">Hier eine Sammlung von Funktionen, die nützlich sein könnten.</text:p>
      <text:h text:style-name="Heading_20_2" text:outline-level="2">Alist verflachen</text:h>
      <text:p text:style-name="Preformatted_20_Text">(define-public (flatten-alist alist)</text:p>
      <text:p text:style-name="Preformatted_20_Text"><text:s text:c="2"/>(if (null? alist)</text:p>
      <text:p text:style-name="Preformatted_20_Text"><text:s text:c="6"/>'()</text:p>
      <text:p text:style-name="Preformatted_20_Text"><text:s text:c="6"/>(cons (caar alist)</text:p>
      <text:p text:style-name="Preformatted_20_Text"><text:s text:c="12"/>(cons (cdar alist)</text:p>
      <text:p text:style-name="Preformatted_20_Text"><text:s text:c="18"/>(flatten-alist (cdr alist))))))</text:p>
      <text:h text:style-name="Heading_20_2" text:outline-level="2">Liste verflachen</text:h>
      <text:p text:style-name="Preformatted_20_Text">(define-public (flatten-list x)</text:p>
      <text:p text:style-name="Preformatted_20_Text"><text:s text:c="2"/>"Unnest list."</text:p>
      <text:p text:style-name="Preformatted_20_Text"><text:s text:c="2"/>(let loop ((x x) (tail '()))</text:p>
      <text:p text:style-name="Preformatted_20_Text"><text:s text:c="4"/>(cond ((list? x) (fold-right loop tail x))</text:p>
      <text:p text:style-name="Preformatted_20_Text"><text:s text:c="10"/>((not (pair? x)) (cons x tail))</text:p>
      <text:p text:style-name="Preformatted_20_Text"><text:s text:c="10"/>(else (loop (car x) (loop (cdr x) tail))))))</text:p>
      <text:h text:style-name="Heading_20_2" text:outline-level="2">Listen zusammenführen</text:h>
      <text:p text:style-name="Preformatted_20_Text">(define-public (list-join lst intermediate)</text:p>
      <text:p text:style-name="Preformatted_20_Text"><text:s text:c="2"/>"Put @var{intermediate} between all elts of @var{lst}."</text:p>
      <text:p text:style-name="Preformatted_20_Text"/>
      <text:p text:style-name="Preformatted_20_Text"><text:s text:c="2"/>(fold-right</text:p>
      <text:p text:style-name="Preformatted_20_Text"><text:s text:c="3"/>(lambda (elem prev)</text:p>
      <text:p text:style-name="Preformatted_20_Text"><text:s text:c="5"/>(if (pair? prev)</text:p>
      <text:p text:style-name="Preformatted_20_Text"><text:s text:c="9"/>(cons <text:s/>elem (cons intermediate prev))</text:p>
      <text:p text:style-name="Preformatted_20_Text"><text:s text:c="9"/>(list elem)))</text:p>
      <text:p text:style-name="Preformatted_20_Text"><text:s text:c="3"/>'() lst)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6:52:26.28</meta:creation-date>
    <dc:date>2016-03-13T07:18:57.99</dc:date>
    <meta:editing-duration>PT26M37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25" meta:word-count="92" meta:character-count="755"/>
  </office:meta>
</office:document-meta>
</file>